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language="en" fo:country="GB"/>
    </style:style>
    <style:style style:name="P2" style:parent-style-name="Normal" style:family="paragraph">
      <style:paragraph-properties fo:margin-bottom="0in"/>
      <style:text-properties fo:language="en" fo:country="GB"/>
    </style:style>
    <style:style style:name="P3" style:parent-style-name="Normal" style:family="paragraph">
      <style:paragraph-properties fo:margin-bottom="0in"/>
      <style:text-properties fo:language="en" fo:country="GB"/>
    </style:style>
    <style:style style:name="P4" style:parent-style-name="Normal" style:family="paragraph">
      <style:paragraph-properties fo:margin-bottom="0in"/>
      <style:text-properties fo:language="en" fo:country="GB"/>
    </style:style>
    <style:style style:name="P5" style:parent-style-name="Normal" style:family="paragraph">
      <style:paragraph-properties fo:margin-bottom="0in"/>
      <style:text-properties fo:language="en" fo:country="GB"/>
    </style:style>
    <style:style style:name="P6" style:parent-style-name="Normal" style:family="paragraph">
      <style:paragraph-properties fo:margin-bottom="0in"/>
      <style:text-properties fo:language="en" fo:country="GB"/>
    </style:style>
    <style:style style:name="P7" style:parent-style-name="Normal" style:family="paragraph">
      <style:paragraph-properties fo:margin-bottom="0in"/>
      <style:text-properties fo:language="en" fo:country="GB"/>
    </style:style>
    <style:style style:name="P8" style:parent-style-name="Normal" style:family="paragraph">
      <style:paragraph-properties fo:margin-bottom="0in"/>
      <style:text-properties fo:language="en" fo:country="GB"/>
    </style:style>
    <style:style style:name="P9" style:parent-style-name="Normal" style:family="paragraph">
      <style:paragraph-properties fo:margin-bottom="0in"/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</office:automatic-styles>
  <office:body>
    <office:text text:use-soft-page-breaks="true">
      <text:p text:style-name="P1">Project report for week starting 20 January 2020</text:p>
      <text:p text:style-name="P2">22/01/20</text:p>
      <text:p text:style-name="P3">Shane Higgins</text:p>
      <text:p text:style-name="P4"/>
      <text:p text:style-name="P5">Started the week with the plan of running test on the raspberry pi. Testing out motion detection and camera streaming. After looking for resources C++ I<text:s/>brought it up with serval lectures about changing from using C++ to python as the resources are much more plentiful. With this new plan I have been able to get a live stream of the camera displaying to a basic website I hope to use this code to embed a link into my app. I have also been doing some research on using python with motion detection. And I have already come across far more tutorials and guides on setting it up. So, I think it’s the right choice to change direction before I start.</text:p>
      <text:p text:style-name="P6"/>
      <text:p text:style-name="P7">Last week I spent most of it not working on my app but getting some knowledge. Putting down a base from which I could build my app from. This week I have started working on my app. I don’t have everything I need to build it yet, but I thought it better to get started so<text:s/>as I’m learning I can also be working on it. Now I have a home screen with an image fading out when pushed and a button that will bring the user to a new screen this is where the video display will be shown.<text:s/></text:p>
      <text:p text:style-name="P8"/>
      <text:p text:style-name="P9">With the beginning of my app I have been trying to start streaming live video from the pi</text:p>
      <text:p text:style-name="P10"/>
      <text:p text:style-name="P11"><text:s/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ne Higgins</meta:initial-creator>
    <dc:creator>Shane Higgins</dc:creator>
    <meta:creation-date>2020-01-22T20:11:00Z</meta:creation-date>
    <dc:date>2020-01-27T21:50:00Z</dc:date>
    <meta:template xlink:href="Normal" xlink:type="simple"/>
    <meta:editing-cycles>7</meta:editing-cycles>
    <meta:editing-duration>PT25980S</meta:editing-duration>
    <meta:document-statistic meta:page-count="1" meta:paragraph-count="2" meta:word-count="193" meta:character-count="1296" meta:row-count="9" meta:non-whitespace-character-count="1105"/>
  </office:meta>
</office:document-meta>
</file>